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7a26c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rsid="000b5dd0" officeooo:paragraph-rsid="0007a26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7a26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7a26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13fb" officeooo:paragraph-rsid="0007a26c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413fb" officeooo:paragraph-rsid="0007a26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a26c" officeooo:paragraph-rsid="0007a2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447a" officeooo:paragraph-rsid="000844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4f0c" officeooo:paragraph-rsid="000b4f0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7a2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cc8d7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0fab36" officeooo:paragraph-rsid="000fab36" style:font-size-asian="13pt" style:font-weight-asian="bold" style:font-size-complex="13pt" style:font-weight-complex="bold"/>
    </style:style>
    <style:style style:name="P13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7a26c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50772" officeooo:paragraph-rsid="00150772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56aa4" officeooo:paragraph-rsid="00156aa4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0fab36" officeooo:paragraph-rsid="000fab36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ab36" officeooo:paragraph-rsid="000fab3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d2a" officeooo:paragraph-rsid="00123d2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c138" officeooo:paragraph-rsid="00156aa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50772" officeooo:paragraph-rsid="0015077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129b4" officeooo:paragraph-rsid="001129b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56aa4" officeooo:paragraph-rsid="00156aa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0fab36" officeooo:paragraph-rsid="000fab3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50772" officeooo:paragraph-rsid="0015077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56aa4" officeooo:paragraph-rsid="00156aa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imbus Mono L" fo:font-size="12pt" style:text-underline-style="none" fo:font-weight="normal" officeooo:rsid="00150772" officeooo:paragraph-rsid="0015077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imbus Mono L" fo:font-size="12pt" style:text-underline-style="none" fo:font-weight="normal" officeooo:rsid="00156aa4" officeooo:paragraph-rsid="00156aa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imbus Mono L" fo:font-size="12pt" style:text-underline-style="none" fo:font-weight="bold" officeooo:rsid="0013c138" officeooo:paragraph-rsid="0013c138" style:font-size-asian="12pt" style:font-weight-asian="bold" style:font-size-complex="12pt" style:font-weight-complex="bold"/>
    </style:style>
    <style:style style:name="T1" style:family="text">
      <style:text-properties officeooo:rsid="000e7ab7"/>
    </style:style>
    <style:style style:name="T2" style:family="text">
      <style:text-properties officeooo:rsid="000c9425"/>
    </style:style>
    <style:style style:name="T3" style:family="text">
      <style:text-properties officeooo:rsid="0007a26c"/>
    </style:style>
    <style:style style:name="T4" style:family="text">
      <style:text-properties officeooo:rsid="0008447a"/>
    </style:style>
    <style:style style:name="T5" style:family="text">
      <style:text-properties officeooo:rsid="0009c039"/>
    </style:style>
    <style:style style:name="T6" style:family="text">
      <style:text-properties officeooo:rsid="000d8221"/>
    </style:style>
    <style:style style:name="T7" style:family="text">
      <style:text-properties officeooo:rsid="0013c138"/>
    </style:style>
    <style:style style:name="T8" style:family="text">
      <style:text-properties officeooo:rsid="00150772"/>
    </style:style>
    <style:style style:name="T9" style:family="text">
      <style:text-properties officeooo:rsid="00156aa4"/>
    </style:style>
    <style:style style:name="T10" style:family="text">
      <style:text-properties fo:font-size="13pt" fo:font-weight="bold" officeooo:rsid="00156aa4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0fab36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akel María Brynjólfsdóttir<text:tab/><text:tab/><text:tab/><text:tab/><text:tab/><text:tab/><text:tab/><text:tab/><text:span text:style-name="T1"><text:tab/><text:tab/></text:span>rmb3@hi.is</text:p>
      <text:p text:style-name="P2">Dæmahópur 9<text:tab/><text:tab/><text:tab/><text:tab/><text:tab/><text:tab/><text:tab/><text:tab/><text:tab/><text:tab/><text:span text:style-name="T1"><text:tab/><text:tab/></text:span>skil: <text:span text:style-name="T2">11</text:span>.08.15</text:p>
      <text:p text:style-name="P2">Dæmatímakennari: Kristófer Montazeri</text:p>
      <text:p text:style-name="P2"/>
      <text:p text:style-name="P3">Tölvunarfræði 1</text:p>
      <text:p text:style-name="P3">Heimadæmi <text:span text:style-name="T2">2</text:span></text:p>
      <text:p text:style-name="P4"><text:s text:c="10"/><text:span text:style-name="T3"><text:s text:c="18"/></text:span><text:s text:c="84"/><text:span text:style-name="T1"><text:s text:c="27"/></text:span><text:s text:c="6"/><text:span text:style-name="T3"><text:s text:c="9"/></text:span><text:s/></text:p>
      <text:p text:style-name="P4"/>
      <text:p text:style-name="P5">Dæmi 1</text:p>
      <text:p text:style-name="P6"/>
      <text:p text:style-name="P7">a) 1<text:span text:style-name="T4">5. Í einni lykkju tvöfaldast tala og hækkar svo um einn. Þegar tala er 7 tvöfaldast hún í 14 og svo bætist einn við og hún verður 15, nú er j&gt;10 og lykkjan stoppar.</text:span></text:p>
      <text:p text:style-name="P7"/>
      <text:p text:style-name="P8">b) 0.<text:span text:style-name="T5"> Forritið byrjar á því að reikna hvað j (vinstra megin við jafnaðarmerkið) á að verða, sem er j+j (0), síðan hækkar það j um einn. Næst er j (vinstra megin) latið verða það sem það á að verða, sem er 0. Eftirfarandi forrit er sambærilegt:</text:span></text:p>
      <text:p text:style-name="P8"/>
      <text:p text:style-name="P9">int t = j;</text:p>
      <text:p text:style-name="P9">j++;</text:p>
      <text:p text:style-name="P9">j = t;</text:p>
      <text:p text:style-name="P10"/>
      <text:p text:style-name="P10"/>
      <text:p text:style-name="P11">Dæmi <text:span text:style-name="T6">2</text:span></text:p>
      <text:p text:style-name="P11"/>
      <text:p text:style-name="P21">public class InverseE <text:s/>{</text:p>
      <text:p text:style-name="P21"><text:tab/></text:p>
      <text:p text:style-name="P21"><text:tab/>public static void main (String[] args) {</text:p>
      <text:p text:style-name="P21"></text:p>
      <text:p text:style-name="P21"><text:tab/><text:tab/>double n = 1;</text:p>
      <text:p text:style-name="P21"><text:tab/><text:tab/>double inverseE = 0;</text:p>
      <text:p text:style-name="P21"><text:tab/><text:tab/>double realInverse = 1/Math.E;</text:p>
      <text:p text:style-name="P21"><text:tab/><text:tab/>double difference = Math.abs(realInverse - inverseE);</text:p>
      <text:p text:style-name="P21"><text:tab/><text:tab/></text:p>
      <text:p text:style-name="P21"><text:tab/><text:tab/>while (difference &gt; 0.0001) {</text:p>
      <text:p text:style-name="P21"><text:tab/><text:tab/><text:tab/><text:tab/></text:p>
      <text:p text:style-name="P21"><text:tab/><text:tab/><text:tab/><text:tab/>inverseE = Math.pow(1-(1/n), n);</text:p>
      <text:p text:style-name="P21"><text:tab/><text:tab/><text:tab/><text:tab/>difference = Math.abs(realInverse-inverseE);<text:tab/><text:tab/></text:p>
      <text:p text:style-name="P21"><text:tab/><text:tab/><text:tab/><text:tab/>n++;</text:p>
      <text:p text:style-name="P21"><text:tab/><text:tab/>}</text:p>
      <text:p text:style-name="P21"></text:p>
      <text:p text:style-name="P21"><text:tab/><text:tab/>System.out.println("Nálgaða gildið er " + inverseE);</text:p>
      <text:p text:style-name="P21"><text:tab/><text:tab/>System.out.println("Rétta gildið er " + realInverse);</text:p>
      <text:p text:style-name="P21"><text:tab/><text:tab/>System.out.println("Gildið n sem skilar þessari nálgun er " + n);</text:p>
      <text:p text:style-name="P21"></text:p>
      <text:p text:style-name="P21"><text:tab/>}</text:p>
      <text:p text:style-name="P21">}</text:p>
      <text:p text:style-name="P23"/>
      <text:p text:style-name="P23"/>
      <text:p text:style-name="P12"/>
      <text:p text:style-name="P12">dæmi 3</text:p>
      <text:p text:style-name="P17"/>
      <text:p text:style-name="P18">a) Skilar ekki rétta gildi vegna þess að i er int breyta og sum er double breyta. </text:p>
      <text:p text:style-name="P18">b) Skilar ekki rétta gildi vegna þess að reikniröð er ekki rétt þar sem það vantar sviga, forritið deilir 1.0 með i fyrst og margfaldar það svo með i.</text:p>
      <text:p text:style-name="P18">c)<text:span text:style-name="T7"> Skilar ekki rétta gidli vegna þess að i eru heiltölur og samkvæmt reikniröð eru þær margfaldaðar saman fyrst. </text:span></text:p>
      <text:p text:style-name="P19">d) Skilar réttu gildi.</text:p>
      <text:p text:style-name="P19"><text:soft-page-break/><text:span text:style-name="T10">D</text:span><text:span text:style-name="T11">æmi 4</text:span></text:p>
      <text:p text:style-name="P14"></text:p>
      <text:p text:style-name="P20">public class HourGlass{</text:p>
      <text:p text:style-name="P20"></text:p>
      <text:p text:style-name="P20"><text:tab/>public static void main (String[] args){</text:p>
      <text:p text:style-name="P20"><text:tab/><text:tab/>int n = Integer.parseInt(args[0]);</text:p>
      <text:p text:style-name="P20"><text:tab/><text:tab/>boolean rerun = true;</text:p>
      <text:p text:style-name="P20"><text:tab/><text:tab/>String stars = "";</text:p>
      <text:p text:style-name="P20"><text:tab/><text:tab/>String spaces = " ";</text:p>
      <text:p text:style-name="P20"></text:p>
      <text:p text:style-name="P20"><text:tab/><text:tab/>for (int i = n; i &gt; 0; i--) {</text:p>
      <text:p text:style-name="P20"></text:p>
      <text:p text:style-name="P20"><text:tab/><text:tab/><text:tab/>if(rerun == true){ </text:p>
      <text:p text:style-name="P20"><text:tab/><text:tab/><text:tab/><text:tab/>stars = new String(new char[n-i]).replace("\0", " ");</text:p>
      <text:p text:style-name="P20"><text:tab/><text:tab/><text:tab/><text:tab/>spaces = new String(new char[i-1]).replace("\0", "**");</text:p>
      <text:p text:style-name="P20"><text:tab/><text:tab/><text:tab/><text:tab/>System.out.print(stars);</text:p>
      <text:p text:style-name="P20"><text:tab/><text:tab/><text:tab/><text:tab/>System.out.println(spaces + "*"); //afhv er + "*"?</text:p>
      <text:p text:style-name="P20"><text:tab/><text:tab/><text:tab/>}</text:p>
      <text:p text:style-name="P20"></text:p>
      <text:p text:style-name="P20"><text:tab/><text:tab/><text:tab/>if(rerun == false) <text:s/>{</text:p>
      <text:p text:style-name="P20"></text:p>
      <text:p text:style-name="P20"><text:tab/><text:tab/><text:tab/><text:tab/>spaces = new String(new char[n-i]).replace("\0", "**");</text:p>
      <text:p text:style-name="P20"><text:tab/><text:tab/><text:tab/><text:tab/>stars = new String(new char[i-1]).replace("\0", " ");</text:p>
      <text:p text:style-name="P20"><text:tab/><text:tab/><text:tab/><text:tab/>System.out.print(stars);</text:p>
      <text:p text:style-name="P20"><text:tab/><text:tab/><text:tab/><text:tab/>System.out.println(spaces + "*");<text:tab/><text:tab/></text:p>
      <text:p text:style-name="P20"><text:tab/><text:tab/><text:tab/>}</text:p>
      <text:p text:style-name="P20"></text:p>
      <text:p text:style-name="P20"></text:p>
      <text:p text:style-name="P20"><text:tab/><text:tab/><text:tab/>if(i == 1 &amp;&amp; rerun == true){</text:p>
      <text:p text:style-name="P20"><text:tab/><text:tab/><text:tab/><text:tab/>rerun = false;</text:p>
      <text:p text:style-name="P20"><text:tab/><text:tab/><text:tab/><text:tab/>i = n;</text:p>
      <text:p text:style-name="P20"><text:tab/><text:tab/><text:tab/>}<text:tab/><text:tab/><text:tab/></text:p>
      <text:p text:style-name="P20"><text:tab/><text:tab/>}</text:p>
      <text:p text:style-name="P20"><text:tab/>}</text:p>
      <text:p text:style-name="P20">}</text:p>
      <text:p text:style-name="P20"></text:p>
      <text:p text:style-name="P24">Dæmi um keyrslu: </text:p>
      <text:p text:style-name="P26"/>
      <text:p text:style-name="P27">java HourGlass 5</text:p>
      <text:p text:style-name="P27">*********</text:p>
      <text:p text:style-name="P27"><text:s/>*******</text:p>
      <text:p text:style-name="P27"><text:s text:c="2"/>*****</text:p>
      <text:p text:style-name="P27"><text:s text:c="3"/>***</text:p>
      <text:p text:style-name="P27"><text:s text:c="4"/>*</text:p>
      <text:p text:style-name="P27"><text:s text:c="3"/>***</text:p>
      <text:p text:style-name="P27"><text:s text:c="2"/>*****</text:p>
      <text:p text:style-name="P27"><text:s/>*******</text:p>
      <text:p text:style-name="P27">*********</text:p>
      <text:p text:style-name="P28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9">D</text:span>æmi 5</text:p>
      <text:p text:style-name="P12"/>
      <text:p text:style-name="P22">public class Gambler { </text:p>
      <text:p text:style-name="P22"></text:p>
      <text:p text:style-name="P22"><text:s text:c="4"/>public static void main(String[] args) {</text:p>
      <text:p text:style-name="P22"><text:s text:c="8"/>int stake = Integer.parseInt(args[0]); <text:s text:c="2"/></text:p>
      <text:p text:style-name="P22"></text:p>
      <text:p text:style-name="P22"><text:s text:c="12"/></text:p>
      <text:p text:style-name="P22"><text:s text:c="8"/>for (int i = 0; i &lt; stake; i++) </text:p>
      <text:p text:style-name="P22"><text:s text:c="12"/></text:p>
      <text:p text:style-name="P22"><text:s text:c="12"/>System.out.print("*");</text:p>
      <text:p text:style-name="P22"><text:s text:c="12"/>System.out.println("");</text:p>
      <text:p text:style-name="P22"><text:s text:c="12"/></text:p>
      <text:p text:style-name="P22"><text:s text:c="12"/>if (2.0*Math.random() &gt; 1.0) <text:s/>stake++; </text:p>
      <text:p text:style-name="P22"></text:p>
      <text:p text:style-name="P22"><text:s text:c="12"/>else stake--; <text:s text:c="3"/></text:p>
      <text:p text:style-name="P22"><text:s text:c="4"/>} <text:s text:c="3"/></text:p>
      <text:p text:style-name="P22">}</text:p>
      <text:p text:style-name="P22"></text:p>
      <text:p text:style-name="P15"></text:p>
      <text:p text:style-name="P25">Dæmi um keyrslu: </text:p>
      <text:p text:style-name="P25"/>
      <text:p text:style-name="P25">java GamblerPlot 4</text:p>
      <text:p text:style-name="P25">****</text:p>
      <text:p text:style-name="P25">*****</text:p>
      <text:p text:style-name="P25">******</text:p>
      <text:p text:style-name="P25">*******</text:p>
      <text:p text:style-name="P25">********</text:p>
      <text:p text:style-name="P25">*******</text:p>
      <text:p text:style-name="P25">******</text:p>
      <text:p text:style-name="P25">*******</text:p>
      <text:p text:style-name="P25">******</text:p>
      <text:p text:style-name="P25">*******</text:p>
      <text:p text:style-name="P25">******</text:p>
      <text:p text:style-name="P25">*****</text:p>
      <text:p text:style-name="P25">****</text:p>
      <text:p text:style-name="P25">*****</text:p>
      <text:p text:style-name="P25">****</text:p>
      <text:p text:style-name="P25">***</text:p>
      <text:p text:style-name="P25">**</text:p>
      <text:p text:style-name="P25">***</text:p>
      <text:p text:style-name="P25">**</text:p>
      <text:p text:style-name="P25">*</text:p>
      <text:p text:style-name="P1"/>
      <text:p text:style-name="P1"><text:s text:c="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917in" fo:margin-bottom="0.2807in" fo:margin-left="0.166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9-20T15:40:04.076772325</meta:creation-date>
    <dc:date>2015-09-25T12:23:42.366789086</dc:date>
    <dc:creator>Rakel </dc:creator>
    <meta:editing-duration>PT3H2M16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3" meta:paragraph-count="129" meta:word-count="428" meta:character-count="3098" meta:non-whitespace-character-count="2157"/>
  </office:meta>
</office:document-meta>
</file>